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1655900004225000013ACB8B0420F.svg" manifest:media-type=""/>
  <manifest:file-entry manifest:full-path="Pictures/1000020100000511000001829483E26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7.35cm"/>
    </style:style>
    <style:style style:name="P1" style:family="paragraph">
      <style:paragraph-properties fo:text-align="center"/>
    </style:style>
    <style:style style:name="P2" style:family="paragraph"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margin-left="5.088cm" fo:margin-right="0cm" fo:text-align="start" fo:text-indent="-5.088cm">
        <style:tab-stops>
          <style:tab-stop style:position="0.041cm"/>
        </style:tab-stops>
      </style:paragraph-properties>
    </style:style>
    <style:style style:name="P6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32cm" svg:height="4.559cm" svg:x="5.668cm" svg:y="0.841cm">
          <draw:image xlink:href="Pictures/1000020100000511000001829483E267.png" xlink:type="simple" xlink:show="embed" xlink:actuate="onLoad"/>
          <draw:image xlink:href="Pictures/1001655900004225000013ACB8B0420F.svg" xlink:type="simple" xlink:show="embed" xlink:actuate="onLoad">
            <text:p/>
          </draw:image>
        </draw:frame>
        <draw:frame draw:style-name="gr2" draw:text-style-name="P2" draw:layer="layout" svg:width="5.9cm" svg:height="2.982cm" svg:x="1cm" svg:y="1.718cm">
          <draw:text-box>
            <text:p><text:span text:style-name="T1">関東</text:span></text:p>
          </draw:text-box>
        </draw:frame>
        <draw:frame draw:style-name="gr2" draw:text-style-name="P2" draw:layer="layout" svg:width="8.9cm" svg:height="2.982cm" svg:x="20.4cm" svg:y="1.818cm">
          <draw:text-box>
            <text:p><text:span text:style-name="T1">勉強会</text:span></text:p>
          </draw:text-box>
        </draw:frame>
        <draw:frame draw:style-name="gr2" draw:text-style-name="P3" draw:layer="layout" svg:width="5.9cm" svg:height="2.529cm" svg:x="11.5cm" svg:y="4.518cm">
          <draw:text-box>
            <text:p text:style-name="P1"><text:span text:style-name="T2">(#3)</text:span></text:p>
          </draw:text-box>
        </draw:frame>
        <draw:frame draw:style-name="gr3" draw:text-style-name="P6" draw:layer="layout" svg:width="27.4cm" svg:height="11.171cm" svg:x="1cm" svg:y="8.369cm">
          <draw:text-box>
            <text:p text:style-name="P4"><text:span text:style-name="T3">開始</text:span><text:span text:style-name="T3">:</text:span><text:span text:style-name="T3"><text:tab/></text:span><text:span text:style-name="T3">19:30 (</text:span><text:span text:style-name="T3">開場 </text:span><text:span text:style-name="T3">19:15</text:span><text:span text:style-name="T3">〜</text:span><text:span text:style-name="T3">)</text:span></text:p>
            <text:p text:style-name="P4"><text:span text:style-name="T3">終了</text:span><text:span text:style-name="T3">:</text:span><text:span text:style-name="T3"><text:tab/></text:span><text:span text:style-name="T3">21:00</text:span></text:p>
            <text:p text:style-name="P5"><text:span text:style-name="T3">場所：</text:span><text:span text:style-name="T3"><text:tab/></text:span><text:span text:style-name="T3">KDDI</text:span><text:span text:style-name="T3">ウェブコミュニケーションズ様 ６</text:span><text:span text:style-name="T3">F</text:span><text:span text:style-name="T3">セミナールーム</text:span></text:p>
            <text:p text:style-name="P4"><text:span text:style-name="T3">主催：</text:span><text:span text:style-name="T3"><text:tab/></text:span><text:span text:style-name="T3">LibreOffice</text:span><text:span text:style-name="T3">日本語チーム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4">(</text:span><text:span text:style-name="T4">代表：小笠原徳彦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IPA Pゴシック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徳彦 小笠原</meta:initial-creator>
    <meta:creation-date>2013-01-31T03:38:41</meta:creation-date>
    <dc:date>2013-03-21T14:48:38</dc:date>
    <dc:creator>Naruhiko Ogasawara</dc:creator>
    <meta:editing-duration>PT3M29S</meta:editing-duration>
    <meta:editing-cycles>2</meta:editing-cycles>
    <meta:generator>LibreOffice/4.0.1.2$Linux_x86 LibreOffice_project/400m0$Build-2</meta:generator>
    <meta:document-statistic meta:object-count="5"/>
  </office:meta>
</office:document-meta>
</file>